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4.616cm" svg:y="0.1cm">
            <draw:object draw:notify-on-update-of-ranges="Tabelle1.A1:Tabelle1.A1 Tabelle1.A2:Tabelle1.A9 Tabelle1.D26:Tabelle1.D26 Tabelle1.D27:Tabelle1.D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198cm" svg:height="8.999cm" svg:x="27.194cm" svg:y="0.1cm">
            <draw:object draw:notify-on-update-of-ranges="Tabelle1.K1:Tabelle1.K1 Tabelle1.K2:Tabelle1.K22 Tabelle1.L1:Tabelle1.L1 Tabelle1.L2:Tabelle1.L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.048cm" svg:height="8.999cm" svg:x="27.232cm" svg:y="9.396cm">
            <draw:object draw:notify-on-update-of-ranges="Tabelle1.B26:Tabelle1.B26 Tabelle1.B27:Tabelle1.B34 Tabelle1.C26:Tabelle1.C26 Tabelle1.C27:Tabelle1.C34 Tabelle1.B26:Tabelle1.B26 Tabelle1.B27:Tabelle1.B34 Tabelle1.D26:Tabelle1.D26 Tabelle1.D27:Tabelle1.D3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x. Wert</text:p>
          </table:table-cell>
          <table:table-cell table:number-columns-repeated="10"/>
          <table:table-cell office:value-type="string" calcext:value-type="string">
            <text:p>Gegebene Normelverteilung</text:p>
          </table:table-cell>
          <table:table-cell/>
          <table:table-cell office:value-type="float" office:value="36.44" calcext:value-type="float">
            <text:p>36,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36.5" calcext:value-type="float">
            <text:p>36,5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formula="of:=NORMDIST([.K6]; [.N$1]; [.N$2]; 0)" office:value-type="float" office:value="0.0112359171213027" calcext:value-type="float">
            <text:p>0,0112359171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,5</text:p>
          </table:table-cell>
          <table:table-cell table:number-columns-repeated="9"/>
          <table:table-cell office:value-type="float" office:value="34.25" calcext:value-type="float">
            <text:p>34,25</text:p>
          </table:table-cell>
          <table:table-cell table:formula="of:=NORMDIST([.K7]; [.N$1]; [.N$2]; 0)" office:value-type="float" office:value="0.022956972566087" calcext:value-type="float">
            <text:p>0,022956972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34.5" calcext:value-type="float">
            <text:p>34,5</text:p>
          </table:table-cell>
          <table:table-cell table:formula="of:=NORMDIST([.K8]; [.N$1]; [.N$2]; 0)" office:value-type="float" office:value="0.0434220503599981" calcext:value-type="float">
            <text:p>0,043422050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  <table:table-cell office:value-type="float" office:value="34.75" calcext:value-type="float">
            <text:p>34,75</text:p>
          </table:table-cell>
          <table:table-cell table:formula="of:=NORMDIST([.K9]; [.N$1]; [.N$2]; 0)" office:value-type="float" office:value="0.0760318681436823" calcext:value-type="float">
            <text:p>0,07603186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formula="of:=NORMDIST([.K10]; [.N$1]; [.N$2]; 0)" office:value-type="float" office:value="0.123245371866062" calcext:value-type="float">
            <text:p>0,12324537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.25" calcext:value-type="float">
            <text:p>35,25</text:p>
          </table:table-cell>
          <table:table-cell table:formula="of:=NORMDIST([.K11]; [.N$1]; [.N$2]; 0)" office:value-type="float" office:value="0.184941851409701" calcext:value-type="float">
            <text:p>0,18494185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.5" calcext:value-type="float">
            <text:p>35,5</text:p>
          </table:table-cell>
          <table:table-cell table:formula="of:=NORMDIST([.K12]; [.N$1]; [.N$2]; 0)" office:value-type="float" office:value="0.256914967058504" calcext:value-type="float">
            <text:p>0,25691496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.75" calcext:value-type="float">
            <text:p>35,75</text:p>
          </table:table-cell>
          <table:table-cell table:formula="of:=NORMDIST([.K13]; [.N$1]; [.N$2]; 0)" office:value-type="float" office:value="0.330394822969781" calcext:value-type="float">
            <text:p>0,3303948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formula="of:=NORMDIST([.K14]; [.N$1]; [.N$2]; 0)" office:value-type="float" office:value="0.393338706226342" calcext:value-type="float">
            <text:p>0,39333870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.25" calcext:value-type="float">
            <text:p>36,25</text:p>
          </table:table-cell>
          <table:table-cell table:formula="of:=NORMDIST([.K15]; [.N$1]; [.N$2]; 0)" office:value-type="float" office:value="0.433500656578475" calcext:value-type="float">
            <text:p>0,43350065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.5" calcext:value-type="float">
            <text:p>36,5</text:p>
          </table:table-cell>
          <table:table-cell table:formula="of:=NORMDIST([.K16]; [.N$1]; [.N$2]; 0)" office:value-type="float" office:value="0.442285251459947" calcext:value-type="float">
            <text:p>0,44228525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.75" calcext:value-type="float">
            <text:p>36,75</text:p>
          </table:table-cell>
          <table:table-cell table:formula="of:=NORMDIST([.K17]; [.N$1]; [.N$2]; 0)" office:value-type="float" office:value="0.41773876531018" calcext:value-type="float">
            <text:p>0,417738765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formula="of:=NORMDIST([.K18]; [.N$1]; [.N$2]; 0)" office:value-type="float" office:value="0.365255465602044" calcext:value-type="float">
            <text:p>0,36525546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.25" calcext:value-type="float">
            <text:p>37,25</text:p>
          </table:table-cell>
          <table:table-cell table:formula="of:=NORMDIST([.K19]; [.N$1]; [.N$2]; 0)" office:value-type="float" office:value="0.295650277665282" calcext:value-type="float">
            <text:p>0,29565027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.5" calcext:value-type="float">
            <text:p>37,5</text:p>
          </table:table-cell>
          <table:table-cell table:formula="of:=NORMDIST([.K20]; [.N$1]; [.N$2]; 0)" office:value-type="float" office:value="0.221538638515253" calcext:value-type="float">
            <text:p>0,22153863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.75" calcext:value-type="float">
            <text:p>37,75</text:p>
          </table:table-cell>
          <table:table-cell table:formula="of:=NORMDIST([.K21]; [.N$1]; [.N$2]; 0)" office:value-type="float" office:value="0.153677503537957" calcext:value-type="float">
            <text:p>0,153677503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formula="of:=NORMDIST([.K22]; [.N$1]; [.N$2]; 0)" office:value-type="float" office:value="0.0986871789895461" calcext:value-type="float">
            <text:p>0,098687179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_i</text:p>
          </table:table-cell>
          <table:table-cell office:value-type="string" calcext:value-type="string">
            <text:p>Anzahl n_i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90*(NORMDIST([.B27]; [.$N$1]; [.$N$2];1)-NORMDIST([.A27]; [.$N$1]; [.$N$2];1))" office:value-type="float" office:value="4.63017457331389" calcext:value-type="float">
            <text:p>4,630174573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,5</text:p>
          </table:table-cell>
          <table:table-cell table:formula="of:=90*(NORMDIST([.B28]; [.$N$1]; [.$N$2];1)-NORMDIST([.A28]; [.$N$1]; [.$N$2];1))" office:value-type="float" office:value="8.40065519496696" calcext:value-type="float">
            <text:p>8,40065519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36" calcext:value-type="float">
            <text:p>36</text:p>
          </table:table-cell>
          <table:table-cell table:formula="of:=90*(NORMDIST([.B29]; [.$N$1]; [.$N$2];1)-NORMDIST([.A29]; [.$N$1]; [.$N$2];1))" office:value-type="float" office:value="14.7888248627119" calcext:value-type="float">
            <text:p>14,788824862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,5</text:p>
          </table:table-cell>
          <table:table-cell table:formula="of:=90*(NORMDIST([.B30]; [.$N$1]; [.$N$2];1)-NORMDIST([.A30]; [.$N$1]; [.$N$2];1))" office:value-type="float" office:value="19.2704654763938" calcext:value-type="float">
            <text:p>19,2704654764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7" calcext:value-type="float">
            <text:p>37</text:p>
          </table:table-cell>
          <table:table-cell table:formula="of:=90*(NORMDIST([.B31]; [.$N$1]; [.$N$2];1)-NORMDIST([.A31]; [.$N$1]; [.$N$2];1))" office:value-type="float" office:value="18.5873092053697" calcext:value-type="float">
            <text:p>18,5873092054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,5</text:p>
          </table:table-cell>
          <table:table-cell table:formula="of:=90*(NORMDIST([.B32]; [.$N$1]; [.$N$2];1)-NORMDIST([.A32]; [.$N$1]; [.$N$2];1))" office:value-type="float" office:value="13.2709745536122" calcext:value-type="float">
            <text:p>13,270974553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8" calcext:value-type="float">
            <text:p>38</text:p>
          </table:table-cell>
          <table:table-cell table:formula="of:=90*(NORMDIST([.B33]; [.$N$1]; [.$N$2];1)-NORMDIST([.A33]; [.$N$1]; [.$N$2];1))" office:value-type="float" office:value="7.01319468199503" calcext:value-type="float">
            <text:p>7,01319468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90*(NORMDIST([.B34]; [.$N$1]; [.$N$2];1)-NORMDIST([.A34]; [.$N$1]; [.$N$2];1))" office:value-type="float" office:value="3.53643952673864" calcext:value-type="float">
            <text:p>3,536439526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se Schuirmann</meta:initial-creator>
    <meta:creation-date>2014-12-14T18:32:40.103050781</meta:creation-date>
    <dc:date>2014-12-14T19:46:25.930861068</dc:date>
    <dc:creator>Lasse Schuirmann</dc:creator>
    <meta:editing-duration>PT12M53S</meta:editing-duration>
    <meta:editing-cycles>4</meta:editing-cycles>
    <meta:generator>LibreOffice/4.2.8.2$Linux_X86_64 LibreOffice_project/420m0$Build-2</meta:generator>
    <meta:document-statistic meta:table-count="1" meta:cell-count="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472cm" svg:y="0.522cm" style:legend-expansion="custom" chartooo:width="2.748cm" chartooo:height="0.598cm" style:legend-expansion-aspect-ratio="4.59531772575251" chart:style-name="ch2"/>
        <chart:plot-area chart:style-name="ch3" table:cell-range-address="Tabelle1.A1:Tabelle1.A9 Tabelle1.D26:Tabelle1.D34" chart:data-source-has-labels="row" svg:x="0.32cm" svg:y="0.18cm" svg:width="15.36cm" svg:height="8.64cm">
          <chartooo:coordinate-region svg:x="0.941cm" svg:y="0.38cm" svg:width="14.40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27:Tabelle1.D34" chart:label-cell-address="Tabelle1.D26:Tabelle1.D26" chart:class="chart:scatter">
            <chart:domain table:cell-range-address="Tabelle1.A2:Tabelle1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nzahl n_i</text:p>
                <draw:g>
                  <svg:desc>Tabelle1.D26:Tabelle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Tabelle1.A2:Tabelle1.A9</svg:desc>
                </draw:g>
              </table:table-cell>
              <table:table-cell office:value-type="float" office:value="4">
                <text:p>4</text:p>
                <draw:g>
                  <svg:desc>Tabelle1.D27:Tabelle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5">
                <text:p>35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">
                <text:p>3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99cm" svg:height="9cm" xlink:href=".." xlink:type="simple" chart:class="chart:scatter" chart:style-name="ch1">
        <chart:legend svg:x="13.957cm" svg:y="0.463cm" style:legend-expansion="custom" chartooo:width="7.372cm" chartooo:height="0.598cm" style:legend-expansion-aspect-ratio="12.3277591973244" chart:style-name="ch2"/>
        <chart:plot-area chart:style-name="ch3" table:cell-range-address="Tabelle1.K1:Tabelle1.L22" chart:data-source-has-labels="row" svg:x="0.443cm" svg:y="0.18cm" svg:width="21.313cm" svg:height="8.64cm">
          <chartooo:coordinate-region svg:x="1.355cm" svg:y="0.379cm" svg:width="20.0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2:Tabelle1.L22" chart:label-cell-address="Tabelle1.L1:Tabelle1.L1" chart:class="chart:scatter">
            <chart:domain table:cell-range-address="Tabelle1.K2:Tabelle1.K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Gegebene Normelverteilung</text:p>
                <draw:g>
                  <svg:desc>Tabelle1.L1:Tabelle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K2:Tabelle1.K22</svg:desc>
                </draw:g>
              </table:table-cell>
              <table:table-cell office:value-type="float" office:value="NaN">
                <text:p>NaN</text:p>
                <draw:g>
                  <svg:desc>Tabelle1.L2:Tabelle1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0112359171213027">
                <text:p>0.0112359171213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5">
                <text:p>34.25</text:p>
              </table:table-cell>
              <table:table-cell office:value-type="float" office:value="0.022956972566087">
                <text:p>0.022956972566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5">
                <text:p>34.5</text:p>
              </table:table-cell>
              <table:table-cell office:value-type="float" office:value="0.0434220503599981">
                <text:p>0.043422050359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75">
                <text:p>34.75</text:p>
              </table:table-cell>
              <table:table-cell office:value-type="float" office:value="0.0760318681436823">
                <text:p>0.0760318681436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123245371866062">
                <text:p>0.123245371866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25">
                <text:p>35.25</text:p>
              </table:table-cell>
              <table:table-cell office:value-type="float" office:value="0.184941851409701">
                <text:p>0.184941851409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5">
                <text:p>35.5</text:p>
              </table:table-cell>
              <table:table-cell office:value-type="float" office:value="0.256914967058504">
                <text:p>0.256914967058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75">
                <text:p>35.75</text:p>
              </table:table-cell>
              <table:table-cell office:value-type="float" office:value="0.330394822969781">
                <text:p>0.330394822969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0.393338706226342">
                <text:p>0.393338706226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5">
                <text:p>36.25</text:p>
              </table:table-cell>
              <table:table-cell office:value-type="float" office:value="0.433500656578475">
                <text:p>0.43350065657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5">
                <text:p>36.5</text:p>
              </table:table-cell>
              <table:table-cell office:value-type="float" office:value="0.442285251459947">
                <text:p>0.442285251459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75">
                <text:p>36.75</text:p>
              </table:table-cell>
              <table:table-cell office:value-type="float" office:value="0.41773876531018">
                <text:p>0.41773876531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0.365255465602044">
                <text:p>0.365255465602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25">
                <text:p>37.25</text:p>
              </table:table-cell>
              <table:table-cell office:value-type="float" office:value="0.295650277665282">
                <text:p>0.295650277665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">
                <text:p>37.5</text:p>
              </table:table-cell>
              <table:table-cell office:value-type="float" office:value="0.221538638515253">
                <text:p>0.221538638515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75">
                <text:p>37.75</text:p>
              </table:table-cell>
              <table:table-cell office:value-type="float" office:value="0.153677503537957">
                <text:p>0.153677503537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0.0986871789895461">
                <text:p>0.0986871789895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49cm" svg:height="9cm" xlink:href=".." xlink:type="simple" chart:class="chart:scatter" chart:column-mapping="0 1" chart:style-name="ch1">
        <chart:legend svg:x="18.187cm" svg:y="0.436cm" style:legend-expansion="custom" chartooo:width="2.989cm" chartooo:height="1.479cm" style:legend-expansion-aspect-ratio="2.0209601081812" chart:style-name="ch2"/>
        <chart:plot-area chart:style-name="ch3" table:cell-range-address="Tabelle1.B26:Tabelle1.D34" chart:data-source-has-labels="both" svg:x="0.44cm" svg:y="0.18cm" svg:width="21.169cm" svg:height="8.64cm">
          <chartooo:coordinate-region svg:x="1.061cm" svg:y="0.38cm" svg:width="20.21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7:Tabelle1.C34" chart:label-cell-address="Tabelle1.C26:Tabelle1.C26" chart:class="chart:scatter">
            <chart:domain table:cell-range-address="Tabelle1.B27:Tabelle1.B34"/>
            <chart:data-point chart:repeated="8"/>
          </chart:series>
          <chart:series chart:style-name="ch7" chart:values-cell-range-address="Tabelle1.D27:Tabelle1.D34" chart:label-cell-address="Tabelle1.D26:Tabelle1.D26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p_i</text:p>
                <draw:g>
                  <svg:desc>Tabelle1.C26:Tabelle1.C26</svg:desc>
                </draw:g>
              </table:table-cell>
              <table:table-cell office:value-type="string">
                <text:p>Anzahl n_i</text:p>
                <draw:g>
                  <svg:desc>Tabelle1.D26:Tabelle1.D2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5">
                <text:p>35</text:p>
                <draw:g>
                  <svg:desc>Tabelle1.B27:Tabelle1.B34</svg:desc>
                </draw:g>
              </table:table-cell>
              <table:table-cell office:value-type="float" office:value="4.63017457331389">
                <text:p>4.63017457331389</text:p>
                <draw:g>
                  <svg:desc>Tabelle1.C27:Tabelle1.C34</svg:desc>
                </draw:g>
              </table:table-cell>
              <table:table-cell office:value-type="float" office:value="4">
                <text:p>4</text:p>
                <draw:g>
                  <svg:desc>Tabelle1.D27:Tabelle1.D34</svg:desc>
                </draw:g>
              </table:table-cell>
            </table:table-row>
            <table:table-row>
              <table:table-cell office:value-type="string"/>
              <table:table-cell office:value-type="float" office:value="35.5">
                <text:p>35.5</text:p>
              </table:table-cell>
              <table:table-cell office:value-type="float" office:value="8.40065519496696">
                <text:p>8.400655194966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14.7888248627119">
                <text:p>14.78882486271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6.5">
                <text:p>36.5</text:p>
              </table:table-cell>
              <table:table-cell office:value-type="float" office:value="19.2704654763938">
                <text:p>19.2704654763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18.5873092053697">
                <text:p>18.5873092053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13.2709745536122">
                <text:p>13.27097455361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7.01319468199503">
                <text:p>7.013194681995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3.53643952673864">
                <text:p>3.5364395267386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